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999999" loext:opacity="100%"/>
    </style:style>
    <style:style style:name="P2" style:family="paragraph" style:parent-style-name="Standard">
      <style:text-properties style:use-window-font-color="true" loext:opacity="0%" officeooo:rsid="000f8444" officeooo:paragraph-rsid="000f8444"/>
    </style:style>
    <style:style style:name="P3" style:family="paragraph" style:parent-style-name="Standard">
      <style:text-properties officeooo:paragraph-rsid="00116b7c"/>
    </style:style>
    <style:style style:name="T1" style:family="text">
      <style:text-properties officeooo:rsid="000f2d3c"/>
    </style:style>
    <style:style style:name="T2" style:family="text">
      <style:text-properties fo:color="#999999" loext:opacity="100%"/>
    </style:style>
    <style:style style:name="T3" style:family="text">
      <style:text-properties officeooo:rsid="00116b7c"/>
    </style:style>
    <style:style style:name="T4" style:family="text">
      <style:text-properties style:use-window-font-color="true" loext:opacity="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3">C</text:span>ompleta el nombre de los elementos semánticos <text:span text:style-name="T3">y tabula el código.</text:span></text:p>
      <text:p text:style-name="P1"/>
      <text:p text:style-name="Standard">&lt;!DOCTYPE html&gt;</text:p>
      <text:p text:style-name="Standard">&lt; <text:span text:style-name="T4">………………</text:span> lang="es"&gt; <text:s/></text:p>
      <text:p text:style-name="P3">&lt;<text:span text:style-name="T4">………………</text:span>&gt; <text:s text:c="3"/></text:p>
      <text:p text:style-name="P3">&lt;<text:span text:style-name="T4">………………</text:span>&gt;Título de la WEB&lt;/<text:span text:style-name="T4">………………</text:span>&gt; <text:s text:c="3"/></text:p>
      <text:p text:style-name="P3">&lt;meta charset="UTF-8"&gt;</text:p>
      <text:p text:style-name="Standard">&lt;meta name="title" content="Título de la WEB"&gt;</text:p>
      <text:p text:style-name="Standard">&lt;meta name="description" content="Descripción de la WEB"&gt; <text:s text:c="3"/></text:p>
      <text:p text:style-name="Standard">&lt;link href="estilos.css" rel="stylesheet"&gt;</text:p>
      <text:p text:style-name="Standard">&lt;style&gt;</text:p>
      <text:p text:style-name="Standard"><text:s text:c="8"/>header{background-color:yellow;} /* Código CSS */</text:p>
      <text:p text:style-name="Standard">&lt;/style&gt; </text:p>
      <text:p text:style-name="Standard">&lt;script src="script.js"&gt;&lt;/script&gt; <text:s/></text:p>
      <text:p text:style-name="Standard">&lt;script type="text/javascript"&gt;</text:p>
      <text:p text:style-name="Standard"><text:s text:c="8"/>/* Código JS */</text:p>
      <text:p text:style-name="Standard">&lt;/script&gt; </text:p>
      <text:p text:style-name="P3">&lt;/<text:span text:style-name="T4">………………</text:span>&gt; <text:s/></text:p>
      <text:p text:style-name="P3">&lt;body&gt; <text:s text:c="3"/></text:p>
      <text:p text:style-name="P3">&lt;<text:span text:style-name="T4">………………</text:span>&gt;</text:p>
      <text:p text:style-name="P3">&lt;<text:span text:style-name="T4">………………</text:span>&gt;Título de la WEB&lt;/<text:span text:style-name="T4">………………</text:span>&gt; <text:s text:c="5"/></text:p>
      <text:p text:style-name="P3">&lt;/<text:span text:style-name="T4">………………</text:span>&gt; <text:s text:c="3"/></text:p>
      <text:p text:style-name="P3">&lt;<text:span text:style-name="T4">………………</text:span>&gt;</text:p>
      <text:p text:style-name="Standard">&lt;ul&gt;</text:p>
      <text:p text:style-name="P3">&lt;li&gt;&lt;a href="#"&gt;Inicio&lt;/a&gt;&lt;/li&gt;</text:p>
      <text:p text:style-name="P3">&lt;li&gt;&lt;a href="#"&gt;Servicios&lt;/a&gt;&lt;/li&gt;</text:p>
      <text:p text:style-name="Standard">&lt;li&gt;&lt;a href="#"&gt;Contacto&lt;/a&gt;&lt;/li&gt;</text:p>
      <text:p text:style-name="Standard">&lt;/ul&gt;</text:p>
      <text:p text:style-name="P3">&lt;/<text:span text:style-name="T4">………………</text:span>&gt;</text:p>
      <text:p text:style-name="P3">&lt;<text:span text:style-name="T4">………………</text:span>&gt; <text:s text:c="5"/></text:p>
      <text:p text:style-name="P3">&lt;<text:span text:style-name="T4">………………</text:span>&gt;</text:p>
      <text:p text:style-name="P3">&lt;<text:span text:style-name="T4">………………</text:span>&gt;<text:span text:style-name="T3">PÁRRAFO PRIMERO <text:s/>DE </text:span>CONTENIDO PRINCIPAL &lt;/<text:span text:style-name="T4">………………</text:span>&gt;</text:p>
      <text:p text:style-name="Standard">&lt;p&gt;Este es el contenido principal de mi web.&lt;/p&gt; <text:s text:c="5"/></text:p>
      <text:p text:style-name="P3">&lt;/<text:span text:style-name="T4">………………</text:span>&gt; <text:s text:c="3"/></text:p>
      <text:p text:style-name="P3">&lt;<text:span text:style-name="T4">………………</text:span>&gt;</text:p>
      <text:p text:style-name="P3">&lt;<text:span text:style-name="T4">………………</text:span>&gt;<text:span text:style-name="T3">PÁRRAFO SEGUNDO <text:s/>DE </text:span>CONTENIDO PRINCIPAL &lt;/<text:span text:style-name="T4">………………</text:span>&gt;</text:p>
      <text:p text:style-name="P3">&lt;p&gt;Este es el contenido principal de mi web.&lt;/p&gt; <text:s text:c="5"/></text:p>
      <text:p text:style-name="P3">&lt;/<text:span text:style-name="T4">………………</text:span>&gt; <text:s/></text:p>
      <text:p text:style-name="P3">&lt;/<text:span text:style-name="T4">………………</text:span>&gt;</text:p>
      <text:p text:style-name="P3">&lt;<text:span text:style-name="T4">………………</text:span>&gt;</text:p>
      <text:p text:style-name="P3">&lt;<text:span text:style-name="T4">………………</text:span>&gt;<text:span text:style-name="T3">Bloque lateral de </text:span><text:span text:style-name="T1">Contenido secundario</text:span>&lt;/<text:span text:style-name="T4">………………</text:span>&gt;</text:p>
      <text:p text:style-name="Standard">&lt;p&gt;Me gusta mucho esta página.&lt;/p&gt;</text:p>
      <text:p text:style-name="P3">&lt;/<text:span text:style-name="T4">………………</text:span>&gt;</text:p>
      <text:p text:style-name="P3">&lt;<text:span text:style-name="T4">………………</text:span>&gt;</text:p>
      <text:p text:style-name="P3">&lt;<text:span text:style-name="T4">………………</text:span>&gt;Redes sociales&lt;/<text:span text:style-name="T4">………………</text:span>&gt;</text:p>
      <text:p text:style-name="Standard">&lt;a href="#"&gt;Facebook&lt;/a&gt;</text:p>
      <text:p text:style-name="Standard">&lt;a href="#"&gt;Tiwtter&lt;/a&gt;</text:p>
      <text:p text:style-name="P3">&lt;/<text:span text:style-name="T4">………………</text:span>&gt;</text:p>
      <text:p text:style-name="Standard">&lt;/body&gt; <text:s/></text:p>
      <text:p text:style-name="Standard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21:22:30.830000000</meta:creation-date>
    <dc:date>2023-10-16T22:03:44.791000000</dc:date>
    <meta:editing-duration>PT17M31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49" meta:word-count="128" meta:character-count="1201" meta:non-whitespace-character-count="1044"/>
  </office:meta>
</office:document-meta>
</file>